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1616088340736713894" text:style-name="L1">
        <text:list-item>
          <text:list>
            <text:list-header>
              <text:p text:style-name="P3"/>
            </text:list-header>
          </text:list>
        </text:list-item>
      </text:list>
      <text:p text:style-name="P2"/>
      <text:p text:style-name="P1"><text:soft-page-break/>Sat 7/22/2017 <text:span text:style-name="T1">4.0 miles</text:span></text:p>
      <text:p text:style-name="P1">My left hamstring is still somewhat sore and tight. I didn't push hard.</text:p>
      <text:p text:style-name="P1">I walked ¼ mile.</text:p>
      <text:p text:style-name="P1">I ran 3.5 miles on somewhat hilly roads and averaged 9:56/mile.</text:p>
      <text:p text:style-name="P1">I walked ¼ mile.</text:p>
      <text:p text:style-name="P1"/>
      <text:p text:style-name="P1">Sun 7/23/2017 <text:span text:style-name="T1">no running</text:span></text:p>
      <text:p text:style-name="P1">I am resting my sore left hamstring.</text:p>
      <text:p text:style-name="P1"/>
      <text:p text:style-name="P1">Mon 7/24/2017 <text:span text:style-name="T1">6 miles</text:span></text:p>
      <text:p text:style-name="P1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1"/>
      <text:p text:style-name="P1">Tues 7/25/2017 <text:span text:style-name="T1">4.25 miles</text:span></text:p>
      <text:p text:style-name="P1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7-25T10:42:54.12</dc:date>
    <dc:creator>James Lombardi</dc:creator>
    <meta:editing-duration>PT7H17M18S</meta:editing-duration>
    <meta:editing-cycles>47</meta:editing-cycles>
    <meta:generator>OpenOffice/4.1.2$Win32 OpenOffice.org_project/412m3$Build-9782</meta:generator>
    <meta:document-statistic meta:table-count="0" meta:image-count="0" meta:object-count="0" meta:page-count="2" meta:paragraph-count="31" meta:word-count="563" meta:character-count="2964"/>
  </office:meta>
</office:document-meta>
</file>